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text-properties officeooo:rsid="00134424" officeooo:paragraph-rsid="00134424"/>
    </style:style>
    <style:style style:name="P2" style:family="paragraph" style:parent-style-name="Heading_20_1">
      <style:text-properties officeooo:rsid="0016859b" officeooo:paragraph-rsid="0016859b"/>
    </style:style>
    <style:style style:name="P3" style:family="paragraph" style:parent-style-name="Text_20_body">
      <style:text-properties officeooo:rsid="0012822a" officeooo:paragraph-rsid="0012822a"/>
    </style:style>
    <style:style style:name="P4" style:family="paragraph" style:parent-style-name="Text_20_body">
      <style:text-properties officeooo:rsid="00134424" officeooo:paragraph-rsid="00134424"/>
    </style:style>
    <style:style style:name="P5" style:family="paragraph" style:parent-style-name="Text_20_body">
      <style:text-properties officeooo:paragraph-rsid="00134424"/>
    </style:style>
    <style:style style:name="P6" style:family="paragraph" style:parent-style-name="Text_20_body">
      <style:text-properties officeooo:rsid="00166dec" officeooo:paragraph-rsid="00166dec"/>
    </style:style>
    <style:style style:name="P7" style:family="paragraph" style:parent-style-name="Text_20_body">
      <style:text-properties officeooo:paragraph-rsid="0016859b"/>
    </style:style>
    <style:style style:name="P8" style:family="paragraph" style:parent-style-name="Text_20_body" style:list-style-name="L1" style:master-page-name="">
      <loext:graphic-properties draw:fill="none"/>
      <style:paragraph-properties fo:margin-left="0.5in" fo:margin-right="0in" fo:margin-top="0in" fo:margin-bottom="0in" style:contextual-spacing="false" fo:line-height="200%" fo:text-indent="0in" style:auto-text-indent="false" style:page-number="auto" fo:background-color="transparent"/>
      <style:text-properties officeooo:rsid="0016859b" officeooo:paragraph-rsid="0016859b"/>
    </style:style>
    <style:style style:name="P9" style:family="paragraph" style:parent-style-name="Text_20_body" style:list-style-name="L1">
      <loext:graphic-properties draw:fill="none"/>
      <style:paragraph-properties fo:margin-left="0.5in" fo:margin-right="0in" fo:margin-top="0in" fo:margin-bottom="0in" style:contextual-spacing="false" fo:line-height="200%" fo:text-indent="0in" style:auto-text-indent="false" fo:background-color="transparent"/>
      <style:text-properties officeooo:rsid="0016859b" officeooo:paragraph-rsid="0016859b"/>
    </style:style>
    <style:style style:name="P10" style:family="paragraph" style:parent-style-name="Text_20_body">
      <loext:graphic-properties draw:fill="none"/>
      <style:paragraph-properties fo:margin-left="0in" fo:margin-right="0in" fo:margin-top="0in" fo:margin-bottom="0in" style:contextual-spacing="false" fo:line-height="200%" fo:text-indent="0in" style:auto-text-indent="false" fo:background-color="transparent"/>
      <style:text-properties officeooo:rsid="0016859b" officeooo:paragraph-rsid="0016859b"/>
    </style:style>
    <style:style style:name="T1" style:family="text">
      <style:text-properties officeooo:rsid="00134424"/>
    </style:style>
    <style:style style:name="T2" style:family="text">
      <style:text-properties officeooo:rsid="00166dec"/>
    </style:style>
    <style:style style:name="T3" style:family="text">
      <style:text-properties officeooo:rsid="0016859b"/>
    </style:style>
    <style:style style:name="T4" style:family="text">
      <style:text-properties style:font-name="Courier New"/>
    </style:style>
    <style:style style:name="T5" style:family="text">
      <style:text-properties officeooo:rsid="0017f3a5"/>
    </style:style>
    <style:style style:name="T6" style:family="text">
      <style:text-properties officeooo:rsid="001850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than Hua</text:p>
      <text:p text:style-name="P3">Rodrigo Becerril Ferreyra</text:p>
      <text:p text:style-name="P3">California State University, Long Beach</text:p>
      <text:p text:style-name="P3">Professor Minhthong Nguyen</text:p>
      <text:p text:style-name="P4">Blackjack Final Project</text:p>
      <text:p text:style-name="P6">10 December 2021</text:p>
      <text:h text:style-name="P1" text:outline-level="1">Introduction</text:h>
      <text:p text:style-name="P5"><text:tab/><text:span text:style-name="T1">The purpose of this project </text:span><text:span text:style-name="T2">is to test our skills and knowledge acquired this semester. Specifically, our task is to implement the game of Blackjack (also known as 21) in C++. This project tests our knowledge of object-oriented programming (classes, objects, etc.), data structures, and file management. Additionally, this project tests our teamwork and communication skills.</text:span></text:p>
      <text:p text:style-name="P5"><text:tab/><text:span text:style-name="T2">The following is a brief summary of the project requirements: the game is to be implemented on the command line, to avoid any GUI-related issues. The game will follow a standard game of Blackjack (rules available </text:span><text:a xlink:type="simple" xlink:href="https://bicyclecards.com/how-to-play/blackjack/" text:style-name="Internet_20_link" text:visited-style-name="Visited_20_Internet_20_Link"><text:span text:style-name="T2">here</text:span></text:a><text:span text:style-name="T2">) played with one deck. The game is played by the player against the dealer. Along with the standard rules, the player is allowed to split </text:span><text:span text:style-name="T3">his or her hand if the first cards he or she receives are the same value; this split is only allowed once, meaning that the player can have a maximum of two hands. The total amount of money the player has won or lost is stored in an “account” file, which also stores a user ID and the number of games won.</text:span></text:p>
      <text:h text:style-name="P2" text:outline-level="1">Program Analysis and Design</text:h>
      <text:p text:style-name="P7"><text:tab/><text:span text:style-name="T3">There are three classes required by the project specifications:</text:span></text:p>
      <text:list xml:id="list3422835484" text:style-name="L1">
        <text:list-item>
          <text:p text:style-name="P8">an <text:span text:style-name="T4">Account</text:span> class.</text:p>
        </text:list-item>
        <text:list-item>
          <text:p text:style-name="P9">a <text:span text:style-name="T4">Card</text:span> class.</text:p>
        </text:list-item>
        <text:list-item>
          <text:p text:style-name="P9">a <text:span text:style-name="T4">Player</text:span> class.</text:p>
        </text:list-item>
      </text:list>
      <text:p text:style-name="P10"><text:tab/>The Account class is in charge of file-handling functions. It makes sure to save the results of every game into a file so it can be retrieved later. The Card class <text:span text:style-name="T5">(named CardList)</text:span> is implemented as <text:span text:style-name="T5">a linked list; a list of Cards can represent a player’s hand or a deck of cards. The </text:span><text:soft-page-break/><text:span text:style-name="T5">Player class implements functions that players perform, such as the action the user will take (hit, stand, split). All these classes work together to create a game.</text:span></text:p>
      <text:p text:style-name="P10"><text:tab/><text:span text:style-name="T5">The game itself follows a standard Blackjack format: first, a deck is created. Then, cards are dealt to both the player and the dealer. The dealer then reveals one of his cards, and the player is given a choice to perform an action: hit or stand (additionally split if the cards are the two cards dealt have the same value). If the player chooses to hit, he or she is dealt another card and asked to perform an action. This continues until the player chooses to stand or the value of the player’s hand reaches or exceeds 21. Meanwhile, the dealer automatically draws cards until the value of his hand reaches or exceeds 17. After both players have </text:span><text:span text:style-name="T6">played, the hands are compared, and the game is finish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200%"/>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in" style:contextual-spacing="false" fo:line-height="200%"/>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0T14:14:42.878000000</meta:creation-date>
    <dc:date>2021-12-10T16:54:03.639000000</dc:date>
    <meta:editing-duration>PT1M10S</meta:editing-duration>
    <meta:editing-cycles>2</meta:editing-cycles>
    <meta:generator>LibreOffice/7.0.4.2$Windows_X86_64 LibreOffice_project/dcf040e67528d9187c66b2379df5ea4407429775</meta:generator>
    <meta:document-statistic meta:table-count="0" meta:image-count="0" meta:object-count="0" meta:page-count="3" meta:paragraph-count="16" meta:word-count="434" meta:character-count="2485" meta:non-whitespace-character-count="2065"/>
  </office:meta>
</office:document-meta>
</file>